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4fb7" officeooo:paragraph-rsid="00044fb7"/>
    </style:style>
    <style:style style:name="P2" style:family="paragraph" style:parent-style-name="Standard">
      <style:text-properties officeooo:rsid="000321fd" officeooo:paragraph-rsid="000321fd"/>
    </style:style>
    <style:style style:name="P3" style:family="paragraph" style:parent-style-name="Standard">
      <style:text-properties officeooo:rsid="000ca838" officeooo:paragraph-rsid="000ca838"/>
    </style:style>
    <style:style style:name="P4" style:family="paragraph" style:parent-style-name="Standard">
      <style:text-properties officeooo:paragraph-rsid="000dd87b"/>
    </style:style>
    <style:style style:name="P5" style:family="paragraph" style:parent-style-name="Standard">
      <style:text-properties officeooo:rsid="000fa1fd" officeooo:paragraph-rsid="000fa1fd"/>
    </style:style>
    <style:style style:name="T1" style:family="text">
      <style:text-properties officeooo:rsid="000321fd"/>
    </style:style>
    <style:style style:name="T2" style:family="text">
      <style:text-properties fo:font-weight="bold" officeooo:rsid="000321fd" style:font-weight-asian="bold" style:font-weight-complex="bold"/>
    </style:style>
    <style:style style:name="T3" style:family="text">
      <style:text-properties officeooo:rsid="00118b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planations for Subtask a)</text:p>
      <text:p text:style-name="P2"/>
      <text:p text:style-name="P4"><text:span text:style-name="T2">InterfaceServiceMapEntry:</text:span><text:span text:style-name="T1"> It maps <text:s/>a provided Interface of a Component to Instances of the Metaclass Service that implement the functionality of the signatures of the interfaces. Services contain required interfaces and signatures that they implement.</text:span></text:p>
      <text:p text:style-name="P4"/>
      <text:p text:style-name="P4"><text:span text:style-name="T2">ServiceEffectSpecification:</text:span><text:span text:style-name="T1"> Components contain a ServiceEffectSpecification (SEFF).The SEFF is composed of at least 1 branch. A branch is composed of ordered Action-Instances. Action is the abstract super-type of Loop, Branch, InternalAction, ExternalCall. Loops and Branches are composed of ordered Action-Instances. ExternalCall requires Services. InternalAction and ExternalCall can be considered as 1 simple execution step.</text:span></text:p>
      <text:p text:style-name="P1"/>
      <text:p text:style-name="P5">The sub classes of the SimpleParameterType were defined with their own normal classes instead of the predefined datatype classes of EMF to keep the <text:span text:style-name="T3">M</text:span>etamodel simp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7:11:27.160448024</meta:creation-date>
    <dc:date>2019-05-15T14:49:21.474122005</dc:date>
    <meta:editing-duration>PT54M41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17" meta:character-count="870" meta:non-whitespace-character-count="756"/>
  </office:meta>
</office:document-meta>
</file>